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mework 1a</text:h>
      <text:h text:style-name="Heading_20_2" text:outline-level="2">source</text:h>
      <text:p text:style-name="Preformatted_20_Text">/**********************************************************************</text:p>
      <text:p text:style-name="Preformatted_20_Text">//</text:p>
      <text:p text:style-name="Preformatted_20_Text">// NAME: <text:s text:c="7"/>Jason Favrod</text:p>
      <text:p text:style-name="Preformatted_20_Text">//</text:p>
      <text:p text:style-name="Preformatted_20_Text">// HOMEWORK: <text:s text:c="3"/>Homework #1</text:p>
      <text:p text:style-name="Preformatted_20_Text">//</text:p>
      <text:p text:style-name="Preformatted_20_Text">// CLASS: <text:s text:c="6"/>ICS 212</text:p>
      <text:p text:style-name="Preformatted_20_Text">//</text:p>
      <text:p text:style-name="Preformatted_20_Text">// INSTRUCTOR: <text:s/>Ravi Narayan</text:p>
      <text:p text:style-name="Preformatted_20_Text">//</text:p>
      <text:p text:style-name="Preformatted_20_Text">// DATE: <text:s text:c="7"/>Aug 27 2014</text:p>
      <text:p text:style-name="Preformatted_20_Text">//</text:p>
      <text:p text:style-name="Preformatted_20_Text">// FILE: <text:s text:c="7"/>temp_convert.c</text:p>
      <text:p text:style-name="Preformatted_20_Text">//</text:p>
      <text:p text:style-name="Preformatted_20_Text">// DESCRIPTION: A program that converts between celcius and fahrenheit.</text:p>
      <text:p text:style-name="Preformatted_20_Text">//</text:p>
      <text:p text:style-name="Preformatted_20_Text">***********************************************************************/</text:p>
      <text:p text:style-name="Preformatted_20_Text"></text:p>
      <text:p text:style-name="Preformatted_20_Text">#include &lt;stdio.h&gt;</text:p>
      <text:p text:style-name="Preformatted_20_Text">#include &lt;ctype.h&gt;</text:p>
      <text:p text:style-name="Preformatted_20_Text">#include &lt;stdlib.h&gt;</text:p>
      <text:p text:style-name="Preformatted_20_Text">#include &lt;math.h&gt;</text:p>
      <text:p text:style-name="Preformatted_20_Text"></text:p>
      <text:p text:style-name="Preformatted_20_Text">#define INCREMENT 5</text:p>
      <text:p text:style-name="Preformatted_20_Text">#define COLWIDTH 10</text:p>
      <text:p text:style-name="Preformatted_20_Text">#define INPUTLIMIT 79</text:p>
      <text:p text:style-name="Preformatted_20_Text">#define ROUND 5</text:p>
      <text:p text:style-name="Preformatted_20_Text"></text:p>
      <text:p text:style-name="Preformatted_20_Text">void print_menu();</text:p>
      <text:p text:style-name="Preformatted_20_Text">void get_input(char[]);</text:p>
      <text:p text:style-name="Preformatted_20_Text">int validate(char input[]);</text:p>
      <text:p text:style-name="Preformatted_20_Text">int round_up(int);</text:p>
      <text:p text:style-name="Preformatted_20_Text">void print_conversion_table(int max_temp);</text:p>
      <text:p text:style-name="Preformatted_20_Text">double convertftoC(int fahrenheit);</text:p>
      <text:p text:style-name="Preformatted_20_Text">void clear_input_buff();</text:p>
      <text:p text:style-name="Preformatted_20_Text"></text:p>
      <text:p text:style-name="Preformatted_20_Text"></text:p>
      <text:p text:style-name="Preformatted_20_Text">int main()</text:p>
      <text:p text:style-name="Preformatted_20_Text">{</text:p>
      <text:p text:style-name="Preformatted_20_Text"><text:s text:c="4"/>char user_input[INPUTLIMIT];</text:p>
      <text:p text:style-name="Preformatted_20_Text"><text:s text:c="4"/>int fahrenheit_temp;</text:p>
      <text:p text:style-name="Preformatted_20_Text"></text:p>
      <text:p text:style-name="Preformatted_20_Text"><text:s text:c="4"/>do</text:p>
      <text:p text:style-name="Preformatted_20_Text"><text:s text:c="4"/>{</text:p>
      <text:p text:style-name="Preformatted_20_Text"><text:s text:c="8"/>get_input(user_input);</text:p>
      <text:p text:style-name="Preformatted_20_Text"><text:s text:c="4"/>}</text:p>
      <text:p text:style-name="Preformatted_20_Text"><text:s text:c="4"/>while (!validate(user_input));</text:p>
      <text:p text:style-name="Preformatted_20_Text"></text:p>
      <text:p text:style-name="Preformatted_20_Text"><text:s text:c="4"/>sscanf(user_input, "%d", &amp;fahrenheit_temp);</text:p>
      <text:p text:style-name="Preformatted_20_Text"><text:soft-page-break/><text:s text:c="4"/>print_conversion_table(round_up(fahrenheit_temp));</text:p>
      <text:p text:style-name="Preformatted_20_Text"></text:p>
      <text:p text:style-name="Preformatted_20_Text"><text:s text:c="4"/>return 1;</text:p>
      <text:p text:style-name="Preformatted_20_Text">}</text:p>
      <text:p text:style-name="Preformatted_20_Text"></text:p>
      <text:p text:style-name="Preformatted_20_Text"></text:p>
      <text:p text:style-name="Preformatted_20_Text">void get_input(char input[])</text:p>
      <text:p text:style-name="Preformatted_20_Text">/*****************************************************************</text:p>
      <text:p text:style-name="Preformatted_20_Text"><text:s/>*</text:p>
      <text:p text:style-name="Preformatted_20_Text"><text:s/>* <text:s/>Function name: <text:s text:c="5"/>get_input</text:p>
      <text:p text:style-name="Preformatted_20_Text"><text:s/>*</text:p>
      <text:p text:style-name="Preformatted_20_Text"><text:s/>* <text:s/>DESCRIPTION: <text:s text:c="7"/>Calls the menu and caputres user input.</text:p>
      <text:p text:style-name="Preformatted_20_Text"><text:s/>*</text:p>
      <text:p text:style-name="Preformatted_20_Text"><text:s/>* <text:s/>Parameters: <text:s text:c="8"/>input (char[]) : Storage for user input.</text:p>
      <text:p text:style-name="Preformatted_20_Text"><text:s/>*</text:p>
      <text:p text:style-name="Preformatted_20_Text"><text:s/>* <text:s/>Return values: <text:s text:c="5"/>void</text:p>
      <text:p text:style-name="Preformatted_20_Text"><text:s/>*</text:p>
      <text:p text:style-name="Preformatted_20_Text"><text:s/>****************************************************************/</text:p>
      <text:p text:style-name="Preformatted_20_Text">{</text:p>
      <text:p text:style-name="Preformatted_20_Text"><text:s text:c="4"/>print_menu();</text:p>
      <text:p text:style-name="Preformatted_20_Text"><text:s text:c="4"/>scanf("%s", input);</text:p>
      <text:p text:style-name="Preformatted_20_Text">}</text:p>
      <text:p text:style-name="Preformatted_20_Text"></text:p>
      <text:p text:style-name="Preformatted_20_Text"></text:p>
      <text:p text:style-name="Preformatted_20_Text">/*****************************************************************</text:p>
      <text:p text:style-name="Preformatted_20_Text"><text:s/>*</text:p>
      <text:p text:style-name="Preformatted_20_Text"><text:s/>* <text:s/>Function name: <text:s text:c="5"/>print_menu </text:p>
      <text:p text:style-name="Preformatted_20_Text"><text:s/>*</text:p>
      <text:p text:style-name="Preformatted_20_Text"><text:s/>* <text:s/>DESCRIPTION: <text:s text:c="7"/>Prints a menu to prompt the user for</text:p>
      <text:p text:style-name="Preformatted_20_Text"><text:s/>* <text:s text:c="21"/>input.</text:p>
      <text:p text:style-name="Preformatted_20_Text"><text:s/>*</text:p>
      <text:p text:style-name="Preformatted_20_Text"><text:s/>* <text:s/>Parameters: <text:s text:c="8"/></text:p>
      <text:p text:style-name="Preformatted_20_Text"><text:s/>*</text:p>
      <text:p text:style-name="Preformatted_20_Text"><text:s/>* <text:s/>Return values: <text:s text:c="6"/>void</text:p>
      <text:p text:style-name="Preformatted_20_Text"><text:s/>*</text:p>
      <text:p text:style-name="Preformatted_20_Text"><text:s/>****************************************************************/</text:p>
      <text:p text:style-name="Preformatted_20_Text">void print_menu()</text:p>
      <text:p text:style-name="Preformatted_20_Text">{</text:p>
      <text:p text:style-name="Preformatted_20_Text"><text:s text:c="4"/>char m0[] = "To display a conversion table for Fahrenheit to Celcius,";</text:p>
      <text:p text:style-name="Preformatted_20_Text"><text:s text:c="4"/>char m1[] = "Please enter a maximum temperature in Fahrenheit (F): ";</text:p>
      <text:p text:style-name="Preformatted_20_Text"><text:s text:c="4"/>printf("%s\n%s", m0, m1);</text:p>
      <text:p text:style-name="Preformatted_20_Text">}</text:p>
      <text:p text:style-name="Preformatted_20_Text"></text:p>
      <text:p text:style-name="Preformatted_20_Text"></text:p>
      <text:p text:style-name="Preformatted_20_Text">int validate(char input[])</text:p>
      <text:p text:style-name="Preformatted_20_Text">/*****************************************************************</text:p>
      <text:p text:style-name="Preformatted_20_Text"><text:s/>*</text:p>
      <text:p text:style-name="Preformatted_20_Text"><text:s/>* <text:s/>Function name: <text:s text:c="5"/>validate</text:p>
      <text:p text:style-name="Preformatted_20_Text"><text:s/>*</text:p>
      <text:p text:style-name="Preformatted_20_Text"><text:s/>* <text:s/>DESCRIPTION: <text:s text:c="7"/>Parces the user input.</text:p>
      <text:p text:style-name="Preformatted_20_Text"><text:s/>*</text:p>
      <text:p text:style-name="Preformatted_20_Text"><text:s/>* <text:s/>Parameters: <text:s text:c="8"/>input (char[]) : Contains user input. </text:p>
      <text:p text:style-name="Preformatted_20_Text"><text:s/>*</text:p>
      <text:p text:style-name="Preformatted_20_Text"><text:s/>* <text:s/>Return values: <text:s text:c="6"/>0 : success</text:p>
      <text:p text:style-name="Preformatted_20_Text"><text:s/>* <text:s text:c="21"/>-1 : the value was not found</text:p>
      <text:p text:style-name="Preformatted_20_Text"><text:s/>*</text:p>
      <text:p text:style-name="Preformatted_20_Text"><text:soft-page-break/><text:s/>****************************************************************/</text:p>
      <text:p text:style-name="Preformatted_20_Text">{</text:p>
      <text:p text:style-name="Preformatted_20_Text"><text:s text:c="4"/>int valid = 1;</text:p>
      <text:p text:style-name="Preformatted_20_Text"><text:s text:c="4"/>int count = 0;</text:p>
      <text:p text:style-name="Preformatted_20_Text"></text:p>
      <text:p text:style-name="Preformatted_20_Text"><text:s text:c="4"/>while (input[count] != EOF)</text:p>
      <text:p text:style-name="Preformatted_20_Text"><text:s text:c="4"/>{</text:p>
      <text:p text:style-name="Preformatted_20_Text"><text:s text:c="8"/>char current_char = input[count];</text:p>
      <text:p text:style-name="Preformatted_20_Text"><text:s text:c="8"/>if (!iscntrl(current_char) &amp;&amp; (!isdigit(current_char)))</text:p>
      <text:p text:style-name="Preformatted_20_Text"><text:s text:c="8"/>{</text:p>
      <text:p text:style-name="Preformatted_20_Text"><text:s text:c="12"/>input[count] = 0;</text:p>
      <text:p text:style-name="Preformatted_20_Text"><text:s text:c="12"/>valid = 0;</text:p>
      <text:p text:style-name="Preformatted_20_Text"><text:s text:c="8"/>}</text:p>
      <text:p text:style-name="Preformatted_20_Text"><text:s text:c="8"/>count++;</text:p>
      <text:p text:style-name="Preformatted_20_Text"><text:s text:c="4"/>}</text:p>
      <text:p text:style-name="Preformatted_20_Text"></text:p>
      <text:p text:style-name="Preformatted_20_Text"><text:s text:c="4"/>if (valid &amp;&amp; atoi(input) == 0)</text:p>
      <text:p text:style-name="Preformatted_20_Text"><text:s text:c="4"/>{</text:p>
      <text:p text:style-name="Preformatted_20_Text"><text:s text:c="8"/>valid = 0;</text:p>
      <text:p text:style-name="Preformatted_20_Text"><text:s text:c="4"/>}</text:p>
      <text:p text:style-name="Preformatted_20_Text"></text:p>
      <text:p text:style-name="Preformatted_20_Text"><text:s text:c="4"/>if (!valid) </text:p>
      <text:p text:style-name="Preformatted_20_Text"><text:s text:c="4"/>{</text:p>
      <text:p text:style-name="Preformatted_20_Text"><text:s text:c="8"/>char m0[] = "! YOUR INPUT CONTAINS INVALID CHARACTERS !";</text:p>
      <text:p text:style-name="Preformatted_20_Text"><text:s text:c="8"/>char m1[] = "Valid (F) temperatures can only be integers &gt; 0";</text:p>
      <text:p text:style-name="Preformatted_20_Text"><text:s text:c="8"/>printf("\n%s\n%s\n\n", m0, m1);</text:p>
      <text:p text:style-name="Preformatted_20_Text"><text:s text:c="4"/>}</text:p>
      <text:p text:style-name="Preformatted_20_Text"></text:p>
      <text:p text:style-name="Preformatted_20_Text"><text:s text:c="4"/>clear_input_buff();</text:p>
      <text:p text:style-name="Preformatted_20_Text"><text:s text:c="4"/>return valid;</text:p>
      <text:p text:style-name="Preformatted_20_Text">}</text:p>
      <text:p text:style-name="Preformatted_20_Text"></text:p>
      <text:p text:style-name="Preformatted_20_Text"></text:p>
      <text:p text:style-name="Preformatted_20_Text">int round_up(int temp)</text:p>
      <text:p text:style-name="Preformatted_20_Text">/*****************************************************************</text:p>
      <text:p text:style-name="Preformatted_20_Text"><text:s/>*</text:p>
      <text:p text:style-name="Preformatted_20_Text"><text:s/>* <text:s/>Function name: <text:s text:c="5"/>round_up</text:p>
      <text:p text:style-name="Preformatted_20_Text"><text:s/>*</text:p>
      <text:p text:style-name="Preformatted_20_Text"><text:s/>* <text:s/>DESCRIPTION: <text:s text:c="7"/>Rounds temp up to the nears ROUNDs place.</text:p>
      <text:p text:style-name="Preformatted_20_Text"><text:s/>*</text:p>
      <text:p text:style-name="Preformatted_20_Text"><text:s/>* <text:s/>Parameters: <text:s text:c="8"/>temp (int) : <text:s/>The temp parsed from user</text:p>
      <text:p text:style-name="Preformatted_20_Text"><text:s/>* <text:s text:c="35"/>input.</text:p>
      <text:p text:style-name="Preformatted_20_Text"><text:s/>*</text:p>
      <text:p text:style-name="Preformatted_20_Text"><text:s/>* <text:s/>Return values: <text:s text:c="6"/>rounded (int) : The round value.</text:p>
      <text:p text:style-name="Preformatted_20_Text"><text:s/>*</text:p>
      <text:p text:style-name="Preformatted_20_Text"><text:s/>****************************************************************/</text:p>
      <text:p text:style-name="Preformatted_20_Text">{</text:p>
      <text:p text:style-name="Preformatted_20_Text"><text:s text:c="4"/>int remainder = temp % ROUND;</text:p>
      <text:p text:style-name="Preformatted_20_Text"><text:s text:c="4"/>int rounded = (remainder == 0) ? temp : ((temp - remainder) + ROUND);</text:p>
      <text:p text:style-name="Preformatted_20_Text"><text:s text:c="4"/>return rounded;</text:p>
      <text:p text:style-name="Preformatted_20_Text">}</text:p>
      <text:p text:style-name="Preformatted_20_Text"></text:p>
      <text:p text:style-name="Preformatted_20_Text"></text:p>
      <text:p text:style-name="Preformatted_20_Text">void print_conversion_table(int max_temp)</text:p>
      <text:p text:style-name="Preformatted_20_Text">/*****************************************************************</text:p>
      <text:p text:style-name="Preformatted_20_Text"><text:s/>*</text:p>
      <text:p text:style-name="Preformatted_20_Text"><text:soft-page-break/><text:s/>* <text:s/>Function name: <text:s text:c="5"/>print_conversion_table</text:p>
      <text:p text:style-name="Preformatted_20_Text"><text:s/>*</text:p>
      <text:p text:style-name="Preformatted_20_Text"><text:s/>* <text:s/>DESCRIPTION: <text:s text:c="7"/>Prints a temperature conversion table.</text:p>
      <text:p text:style-name="Preformatted_20_Text"><text:s/>*</text:p>
      <text:p text:style-name="Preformatted_20_Text"><text:s/>* <text:s/>Parameters: <text:s text:c="8"/>temp (int) : <text:s/>The top of the temp values.</text:p>
      <text:p text:style-name="Preformatted_20_Text"><text:s/>*</text:p>
      <text:p text:style-name="Preformatted_20_Text"><text:s/>* <text:s/>Return values: <text:s text:c="5"/>void</text:p>
      <text:p text:style-name="Preformatted_20_Text"><text:s/>*</text:p>
      <text:p text:style-name="Preformatted_20_Text"><text:s/>****************************************************************/</text:p>
      <text:p text:style-name="Preformatted_20_Text">{</text:p>
      <text:p text:style-name="Preformatted_20_Text"><text:s text:c="4"/>int current_temp = 0;</text:p>
      <text:p text:style-name="Preformatted_20_Text"><text:s text:c="4"/>printf("%*s%*s\n", COLWIDTH, "Fahrenheit", COLWIDTH, "Celcius");</text:p>
      <text:p text:style-name="Preformatted_20_Text"><text:s text:c="4"/>while (current_temp &lt;= max_temp) </text:p>
      <text:p text:style-name="Preformatted_20_Text"><text:s text:c="4"/>{</text:p>
      <text:p text:style-name="Preformatted_20_Text"><text:s text:c="8"/>printf("%*d%*.2f\n", COLWIDTH, current_temp,</text:p>
      <text:p text:style-name="Preformatted_20_Text"><text:s text:c="16"/>COLWIDTH, convertftoC(current_temp));</text:p>
      <text:p text:style-name="Preformatted_20_Text"><text:s text:c="8"/>current_temp = current_temp + INCREMENT;</text:p>
      <text:p text:style-name="Preformatted_20_Text"><text:s text:c="4"/>}</text:p>
      <text:p text:style-name="Preformatted_20_Text">}</text:p>
      <text:p text:style-name="Preformatted_20_Text"></text:p>
      <text:p text:style-name="Preformatted_20_Text"></text:p>
      <text:p text:style-name="Preformatted_20_Text">double convertftoC(int fahrenheit)</text:p>
      <text:p text:style-name="Preformatted_20_Text">/*****************************************************************</text:p>
      <text:p text:style-name="Preformatted_20_Text"><text:s/>*</text:p>
      <text:p text:style-name="Preformatted_20_Text"><text:s/>* <text:s/>Function name: <text:s text:c="5"/>converttoC</text:p>
      <text:p text:style-name="Preformatted_20_Text"><text:s/>*</text:p>
      <text:p text:style-name="Preformatted_20_Text"><text:s/>* <text:s/>DESCRIPTION: <text:s text:c="7"/>Performs the conversion formula for f to c.</text:p>
      <text:p text:style-name="Preformatted_20_Text"><text:s/>*</text:p>
      <text:p text:style-name="Preformatted_20_Text"><text:s/>* <text:s/>Parameters: <text:s text:c="8"/>fahrenheit : The fahrenheit value to convert.</text:p>
      <text:p text:style-name="Preformatted_20_Text"><text:s/>*</text:p>
      <text:p text:style-name="Preformatted_20_Text"><text:s/>* <text:s/>Return values: <text:s text:c="5"/>double : The celsius conconversion.</text:p>
      <text:p text:style-name="Preformatted_20_Text"><text:s/>*</text:p>
      <text:p text:style-name="Preformatted_20_Text"><text:s/>****************************************************************/</text:p>
      <text:p text:style-name="Preformatted_20_Text">{</text:p>
      <text:p text:style-name="Preformatted_20_Text"><text:s text:c="4"/>double celcius;</text:p>
      <text:p text:style-name="Preformatted_20_Text"><text:s text:c="4"/>celcius = 5 * ((double)fahrenheit - 32) / 9;</text:p>
      <text:p text:style-name="Preformatted_20_Text"><text:s text:c="4"/>return celcius;</text:p>
      <text:p text:style-name="Preformatted_20_Text">}</text:p>
      <text:p text:style-name="Preformatted_20_Text"></text:p>
      <text:p text:style-name="Preformatted_20_Text"></text:p>
      <text:p text:style-name="Preformatted_20_Text">void clear_input_buff()</text:p>
      <text:p text:style-name="Preformatted_20_Text">/*****************************************************************</text:p>
      <text:p text:style-name="Preformatted_20_Text"><text:s/>*</text:p>
      <text:p text:style-name="Preformatted_20_Text"><text:s/>* <text:s/>Function name: <text:s text:c="5"/>clear_input_buffer</text:p>
      <text:p text:style-name="Preformatted_20_Text"><text:s/>*</text:p>
      <text:p text:style-name="Preformatted_20_Text"><text:s/>* <text:s/>DESCRIPTION: <text:s text:c="7"/>Clears the input buffer.</text:p>
      <text:p text:style-name="Preformatted_20_Text"><text:s/>*</text:p>
      <text:p text:style-name="Preformatted_20_Text"><text:s/>* <text:s/>Parameters: <text:s text:c="8"/></text:p>
      <text:p text:style-name="Preformatted_20_Text"><text:s/>*</text:p>
      <text:p text:style-name="Preformatted_20_Text"><text:s/>* <text:s/>Return values: <text:s text:c="5"/>void</text:p>
      <text:p text:style-name="Preformatted_20_Text"><text:s/>*</text:p>
      <text:p text:style-name="Preformatted_20_Text"><text:s/>****************************************************************/</text:p>
      <text:p text:style-name="Preformatted_20_Text">{</text:p>
      <text:p text:style-name="Preformatted_20_Text"><text:s text:c="4"/>while ( getchar() != '\n' );</text:p>
      <text:p text:style-name="Preformatted_20_Text">}</text:p>
      <text:h text:style-name="Heading_20_2" text:outline-level="2"><text:soft-page-break/>Proof of Compilation</text:h>
      <text:p text:style-name="Preformatted_20_Text">favrod@uhx01:~/homeworks/hw1$ gcc -Wall -o temp_convert temp_convert.c </text:p>
      <text:p text:style-name="Preformatted_20_Text">favrod@uhx01:~/homeworks/hw1$ </text:p>
      <text:h text:style-name="Heading_20_2" text:outline-level="2">Sample Output</text:h>
      <text:p text:style-name="Preformatted_20_Text">To display a conversion table for Fahrenheit to Celsius,</text:p>
      <text:p text:style-name="Preformatted_20_Text">Please enter a maximum temperature in Fahrenheit (F): 70</text:p>
      <text:p text:style-name="Preformatted_20_Text">Fahrenheit <text:s text:c="2"/>Celsius</text:p>
      <text:p text:style-name="Preformatted_20_Text"><text:s text:c="9"/>0 <text:s text:c="3"/>-17.78</text:p>
      <text:p text:style-name="Preformatted_20_Text"><text:s text:c="9"/>5 <text:s text:c="3"/>-15.00</text:p>
      <text:p text:style-name="Preformatted_20_Text"><text:s text:c="8"/>10 <text:s text:c="3"/>-12.22</text:p>
      <text:p text:style-name="Preformatted_20_Text"><text:s text:c="8"/>15 <text:s text:c="4"/>-9.44</text:p>
      <text:p text:style-name="Preformatted_20_Text"><text:s text:c="8"/>20 <text:s text:c="4"/>-6.67</text:p>
      <text:p text:style-name="Preformatted_20_Text"><text:s text:c="8"/>25 <text:s text:c="4"/>-3.89</text:p>
      <text:p text:style-name="Preformatted_20_Text"><text:s text:c="8"/>30 <text:s text:c="4"/>-1.11</text:p>
      <text:p text:style-name="Preformatted_20_Text"><text:s text:c="8"/>35 <text:s text:c="5"/>1.67</text:p>
      <text:p text:style-name="Preformatted_20_Text"><text:s text:c="8"/>40 <text:s text:c="5"/>4.44</text:p>
      <text:p text:style-name="Preformatted_20_Text"><text:s text:c="8"/>45 <text:s text:c="5"/>7.22</text:p>
      <text:p text:style-name="Preformatted_20_Text"><text:s text:c="8"/>50 <text:s text:c="4"/>10.00</text:p>
      <text:p text:style-name="Preformatted_20_Text"><text:s text:c="8"/>55 <text:s text:c="4"/>12.78</text:p>
      <text:p text:style-name="Preformatted_20_Text"><text:s text:c="8"/>60 <text:s text:c="4"/>15.56</text:p>
      <text:p text:style-name="Preformatted_20_Text"><text:s text:c="8"/>65 <text:s text:c="4"/>18.33</text:p>
      <text:p text:style-name="Preformatted_20_Text"><text:s text:c="8"/>70 <text:s text:c="4"/>21.11</text:p>
      <text:p text:style-name="Preformatted_20_Text"/>
      <text:p text:style-name="Preformatted_20_Text">To display a conversion table for Fahrenheit to Celcius,</text:p>
      <text:p text:style-name="Preformatted_20_Text">Please enter a maximum temperature in Fahrenheit (F): -22</text:p>
      <text:p text:style-name="Preformatted_20_Text"></text:p>
      <text:p text:style-name="Preformatted_20_Text">! YOUR INPUT CONTAINS INVALID CHARACTERS !</text:p>
      <text:p text:style-name="Preformatted_20_Text">Valid (F) temperatures can only be integers &gt; 0</text:p>
      <text:p text:style-name="Preformatted_20_Text"></text:p>
      <text:p text:style-name="Preformatted_20_Text">To display a conversion table for Fahrenheit to Celcius,</text:p>
      <text:p text:style-name="Preformatted_20_Text">Please enter a maximum temperature in Fahrenheit (F): 101.1</text:p>
      <text:p text:style-name="Preformatted_20_Text"></text:p>
      <text:p text:style-name="Preformatted_20_Text">! YOUR INPUT CONTAINS INVALID CHARACTERS !</text:p>
      <text:p text:style-name="Preformatted_20_Text">Valid (F) temperatures can only be integers &gt; 0</text:p>
      <text:p text:style-name="Preformatted_20_Text"></text:p>
      <text:p text:style-name="Preformatted_20_Text">To display a conversion table for Fahrenheit to Celcius,</text:p>
      <text:p text:style-name="Preformatted_20_Text">Please enter a maximum temperature in Fahrenheit (F):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CS 212, Jason Favro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22:34:51</meta:creation-date>
    <dc:date>2014-09-02T23:15:42</dc:date>
    <meta:editing-duration>PT15M1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5" meta:paragraph-count="255" meta:word-count="695" meta:character-count="6302" meta:non-whitespace-character-count="4711"/>
  </office:meta>
</office:document-meta>
</file>